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text-properties style:font-name="Segoe UI Semibold1" fo:font-size="20pt" fo:font-style="italic" style:font-size-asian="20pt" style:font-style-asian="italic" style:font-size-complex="20pt" style:font-style-complex="italic"/>
    </style:style>
    <style:style style:name="P6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text-position="super 58%" style:font-name="Segoe UI Semibold" fo:font-size="32pt" fo:font-style="italic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3" style:family="text"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4" style:family="text">
      <style:text-properties fo:color="#000000" style:text-position="super 58%" style:font-name="Segoe UI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000000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6" style:family="text">
      <style:text-properties fo:color="#000000" style:text-position="super 58%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7" style:family="text">
      <style:text-properties fo:color="#000000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1.56cm" svg:x="1.524cm" svg:y="0.762cm">
          <draw:text-box>
            <text:p text:style-name="P1"><text:span text:style-name="T1">John 10:1–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638cm" svg:height="6.263cm" svg:x="1.524cm" svg:y="0.762cm">
          <draw:text-box>
            <text:p text:style-name="P4"><text:span text:style-name="T2">1</text:span><text:span text:style-name="T3">[Jesus said:] “Truly, truly, I say to you, he who does not enter the sheepfold by the door but climbs in by another way, that man is a thief and a robb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2" draw:layer="layout" svg:width="24.638cm" svg:height="6.263cm" svg:x="1.524cm" svg:y="0.762cm">
          <draw:text-box>
            <text:p text:style-name="P4"><text:span text:style-name="T4">2</text:span><text:span text:style-name="T3">But he who enters by the door is the shepherd of the sheep. </text:span><text:span text:style-name="T4">3</text:span><text:span text:style-name="T3">To him the gatekeeper opens. The sheep hear his voice, and he calls his own sheep by name and leads them ou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4.638cm" svg:height="4.76cm" svg:x="1.524cm" svg:y="0.762cm">
          <draw:text-box>
            <text:p text:style-name="P4"><text:span text:style-name="T4">4</text:span><text:span text:style-name="T3">When he has brought out all his own, he goes before them, and the sheep follow him, for they know his vo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2" draw:layer="layout" svg:width="24.638cm" svg:height="7.766cm" svg:x="1.524cm" svg:y="0.762cm">
          <draw:text-box>
            <text:p text:style-name="P4"><text:span text:style-name="T5">5</text:span><text:span text:style-name="T3">A stranger they will not follow, but they will flee from him, for they do not know the voice of strangers.” </text:span><text:span text:style-name="T5">6</text:span><text:span text:style-name="T3">This figure of speech Jesus used with them, but they did not understand what he was saying to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5" draw:layer="layout" svg:width="24.638cm" svg:height="6.263cm" svg:x="1.524cm" svg:y="0.762cm">
          <draw:text-box>
            <text:p text:style-name="P4"><text:span text:style-name="T6">7</text:span><text:span text:style-name="T7">So Jesus again said to them, “Truly, truly, I say to you, I am the door of the sheep. </text:span><text:span text:style-name="T6">8</text:span><text:span text:style-name="T7">All who came before me are thieves and robbers, but the sheep did not listen to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6" draw:layer="layout" svg:width="24.638cm" svg:height="7.766cm" svg:x="1.524cm" svg:y="0.762cm">
          <draw:text-box>
            <text:p text:style-name="P4"><text:span text:style-name="T5">9</text:span><text:span text:style-name="T3">I am the door. If anyone enters by me, he will be saved and will go in and out and find pasture. </text:span><text:span text:style-name="T5">10</text:span><text:span text:style-name="T3">The thief comes only to steal and kill and destroy. I came that they may have life and have it abundantl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6:50:04.843000000</meta:creation-date>
    <dc:date>2017-05-04T22:54:45.818000000</dc:date>
    <meta:editing-duration>PT6M18S</meta:editing-duration>
    <meta:editing-cycles>4</meta:editing-cycles>
    <meta:generator>LibreOffice/5.3.2.2$Windows_X86_64 LibreOffice_project/6cd4f1ef626f15116896b1d8e1398b56da0d0ee1</meta:generator>
    <meta:document-statistic meta:object-count="42"/>
  </office:meta>
</office:document-meta>
</file>